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fo:font-style="italic"/>
    </style:style>
    <style:style style:name="P6" style:family="paragraph" style:parent-style-name="Text_20_body" style:list-style-name="L4"/>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ven a number N, find its cube root till 6th place of decimal. <text:line-break/><text:line-break/><text:span text:style-name="T1">Do not use standard libraries to find the cube root.</text:span><text:line-break/><text:line-break/><text:line-break/><text:line-break/><text:span text:style-name="T1">Input Format<text:line-break/></text:span>First line contain number of test cases, say 't'.<text:line-break/>Next t lines follow each having a single number N.<text:line-break/><text:line-break/><text:line-break/><text:span text:style-name="T1">Constraints </text:span></text:p>
      <text:list xml:id="list2387616304030960425" text:style-name="L1">
        <text:list-header>
          <text:p text:style-name="P3">0&lt;=N&lt;=3x10^8 </text:p>
        </text:list-header>
      </text:list>
      <text:p text:style-name="Text_20_body"><text:span text:style-name="T1">Output Format<text:line-break/></text:span>Print a single line containing the required answer. <text:line-break/><text:span text:style-name="T1">Sample Input<text:line-break/></text:span>2<text:line-break/>27<text:line-break/>144<text:line-break/><text:span text:style-name="T1">Sample Output </text:span><text:line-break/>3.000000<text:line-break/>5.241483</text:p>
      <text:p text:style-name="Text_20_body"/>
      <text:p text:style-name="Text_20_body"><text:span text:style-name="Strong_20_Emphasis">Favourite Drink</text:span></text:p>
      <text:p text:style-name="Text_20_body">Shivam loves the famous drink "Pepsi", which can be bought in <text:span text:style-name="Strong_20_Emphasis">n</text:span> different shops in the city. It's known that the price of one bottle in the shop i is equal to xi coins.</text:p>
      <text:p text:style-name="Text_20_body">He plans to buy his favourite drink for q consecutive days. He knows, that on i-th day he will be able to spend mi coins. Now for each of the days he want to know in how many different shops he can buy a bottle of "Pepsi"?</text:p>
      <text:p text:style-name="Text_20_body"><text:span text:style-name="Strong_20_Emphasis">Input Format:</text:span><text:line-break/>The first line of the input contains a single integer <text:span text:style-name="Strong_20_Emphasis">n</text:span> (1 ≤ n ≤ 10^5) — the number of shops in the city that sell Shivam's favourite drink.<text:line-break/>The second line contains <text:span text:style-name="Strong_20_Emphasis">n</text:span> sorted integers <text:span text:style-name="Strong_20_Emphasis">xi</text:span> (1 ≤ xi≤ 10^9) — prices of the bottles of the drink in the i-th shop. (sorted in non-dcreasing order)<text:line-break/>The third line contains a single integer<text:span text:style-name="Strong_20_Emphasis"> q</text:span> (1 ≤ q ≤ 10^5) — the number of days Shivam plans to buy the drink.<text:line-break/>Next line has q integers <text:span text:style-name="Strong_20_Emphasis">mi</text:span> (1 ≤ mi ≤ 10^9) — the number of coins Shivam can spent on the i-th day.</text:p>
      <text:p text:style-name="Text_20_body"><text:span text:style-name="Strong_20_Emphasis">Output Format:</text:span><text:line-break/>Print q integers. The i-th of them should be equal to the number of shops where Shivam will be able to buy a bottle of the drink on the i-th day.</text:p>
      <text:p text:style-name="Text_20_body"><text:soft-page-break/><text:span text:style-name="Strong_20_Emphasis">Sample Input:</text:span><text:line-break/>5<text:line-break/>3 6 8 11 12<text:line-break/>5<text:line-break/>1 4 11 8 6</text:p>
      <text:p text:style-name="Text_20_body"><text:span text:style-name="Strong_20_Emphasis">Sample Output:</text:span><text:line-break/>0<text:line-break/>1<text:line-break/>4<text:line-break/>3<text:line-break/>2</text:p>
      <text:p text:style-name="Text_20_body">Explanation:</text:p>
      <text:p text:style-name="Text_20_body">Day 1 Shivam has 1 coin only, so he cannot buy Pepsi in any shop</text:p>
      <text:p text:style-name="Text_20_body">Day 2 Shivam has 4 coins he can buy in the 0th shop</text:p>
      <text:p text:style-name="Text_20_body">Day 3 Shivam has 11 coins he can buy from first 4 shops</text:p>
      <text:p text:style-name="Text_20_body">Day 4 Shivam has 8 coins he can buy from first 3 shops</text:p>
      <text:p text:style-name="Text_20_body"/>
      <text:p text:style-name="Text_20_body"/>
      <text:h text:style-name="Heading_20_3" text:outline-level="3">Harsha's Chaos Index </text:h>
      <text:p text:style-name="Text_20_body">Recently, Sunil handed some list of numbers to harshendra. The Numbers are written in some random order. <text:line-break/>Harshendra loves to have everything organized. So he decided to sort the list of numbers in ascending order. Before sorting, Harshendra wants to find 'Chaos Index' of the list so that he can know how far array is from being sorted. <text:line-break/>Chaos index = Number of pairs which satisfies condition : ( i &lt; j and ai &gt; aj) <text:line-break/>i, j = position of numbers in list <text:line-break/>ai, aj = number <text:line-break/>Can you help harshendra finding chaos index ? </text:p>
      <text:p text:style-name="P2">Input</text:p>
      <text:list xml:id="list3579407973681164462" text:style-name="L2">
        <text:list-item>
          <text:p text:style-name="P7"><text:span text:style-name="T2">Line 1 : </text:span>N <text:line-break/>Number of elements in list</text:p>
        </text:list-item>
        <text:list-item>
          <text:p text:style-name="P4"><text:span text:style-name="T2">Line 2 : </text:span>a1 a2 .. an<text:line-break/>N space seperated integers</text:p>
        </text:list-item>
      </text:list>
      <text:p text:style-name="P2">Output</text:p>
      <text:list xml:id="list7529078378878952901" text:style-name="L3">
        <text:list-item>
          <text:p text:style-name="P5">Chaos Index </text:p>
        </text:list-item>
      </text:list>
      <text:p text:style-name="P2">Constraints</text:p>
      <text:list xml:id="list7794939429708474496" text:style-name="L4">
        <text:list-item>
          <text:p text:style-name="P8"><text:soft-page-break/>1 &lt;= N &lt;= 10<text:span text:style-name="T3">5</text:span> </text:p>
        </text:list-item>
        <text:list-item>
          <text:p text:style-name="P6">-10<text:span text:style-name="T3">6</text:span> &lt;= ai &lt;= 10<text:span text:style-name="T3">6</text:span> </text:p>
        </text:list-item>
      </text:list>
      <text:p text:style-name="Text_20_body"><text:span text:style-name="T1">Example<text:line-break/>Input1<text:line-break/></text:span>5<text:line-break/>2 4 1 3 5<text:line-break/><text:line-break/><text:span text:style-name="T1">Output1<text:line-break/></text:span>3<text:line-break/><text:line-break/><text:span text:style-name="T1">Input2<text:line-break/></text:span>5<text:line-break/>1 2 3 4 5<text:line-break/><text:span text:style-name="T1">Output2<text:line-break/></text:span>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8:26:01.506089498</meta:creation-date>
    <dc:date>2016-08-27T18:27:34.213173216</dc:date>
    <meta:editing-duration>PT1M34S</meta:editing-duration>
    <meta:editing-cycles>1</meta:editing-cycles>
    <meta:generator>LibreOffice/5.1.4.2$Linux_X86_64 LibreOffice_project/10m0$Build-2</meta:generator>
    <meta:document-statistic meta:table-count="0" meta:image-count="0" meta:object-count="0" meta:page-count="3" meta:paragraph-count="26" meta:word-count="518" meta:character-count="2524" meta:non-whitespace-character-count="2010"/>
  </office:meta>
</office:document-meta>
</file>